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viewFormPage.OverviewFormPage( FormEditor 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viewFormPage.createFormContent( IManagedForm managed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verviewFormPage.fillBody( IManagedForm managed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